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line-height-at-least="0.503cm"/>
      <style:text-properties fo:color="#cccccc" style:font-name="Consolas" fo:font-size="10.5pt" fo:font-weight="normal" fo:background-color="#1f1f1f"/>
    </style:style>
    <style:style style:name="P5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 KartellMitarbeiter Tabelle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 <text:span text:style-name="T1">VALUES</text:span></text:p>
      <text:p text:style-name="P1">(<text:span text:style-name="T3">'M00001'</text:span>, <text:span text:style-name="T3">'Max Mustermann'</text:span>, <text:span text:style-name="T3">'beschäftigt'</text:span>, <text:span text:style-name="T4">5000</text:span>.<text:span text:style-name="T4">00</text:span>, <text:span text:style-name="T5">TO_DATE</text:span>(<text:span text:style-name="T3">'2015-01-01'</text:span>, <text:span text:style-name="T3">'YYYY-MM-DD'</text:span>), <text:span text:style-name="T3">'1234567890'</text:span>, <text:span text:style-name="T3">'Musterstraße 1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 <text:span text:style-name="T1">VALUES</text:span></text:p>
      <text:p text:style-name="P1">(<text:span text:style-name="T3">'M00002'</text:span>, <text:span text:style-name="T3">'Anna Müller'</text:span>, <text:span text:style-name="T3">'verfügbar'</text:span>, <text:span text:style-name="T4">4500</text:span>.<text:span text:style-name="T4">00</text:span>, <text:span text:style-name="T5">TO_DATE</text:span>(<text:span text:style-name="T3">'2018-06-15'</text:span>, <text:span text:style-name="T3">'YYYY-MM-DD'</text:span>), <text:span text:style-name="T3">'2345678901'</text:span>, <text:span text:style-name="T3">'Beispielweg 5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 <text:span text:style-name="T1">VALUES</text:span></text:p>
      <text:p text:style-name="P1">(<text:span text:style-name="T3">'M00003'</text:span>, <text:span text:style-name="T3">'Peter Schmidt'</text:span>, <text:span text:style-name="T3">'auf Regierungsliste'</text:span>, <text:span text:style-name="T4">0</text:span>.<text:span text:style-name="T4">00</text:span>, <text:span text:style-name="T5">TO_DATE</text:span>(<text:span text:style-name="T3">'2020-03-10'</text:span>, <text:span text:style-name="T3">'YYYY-MM-DD'</text:span>), <text:span text:style-name="T3">'3456789012'</text:span>, <text:span text:style-name="T3">'Hauptstraße 10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 <text:span text:style-name="T1">VALUES</text:span></text:p>
      <text:p text:style-name="P1">(<text:span text:style-name="T3">'M00004'</text:span>, <text:span text:style-name="T3">'Julia Fischer'</text:span>, <text:span text:style-name="T3">'beschäftigt'</text:span>, <text:span text:style-name="T4">5200</text:span>.<text:span text:style-name="T4">00</text:span>, <text:span text:style-name="T5">TO_DATE</text:span>(<text:span text:style-name="T3">'2017-09-23'</text:span>, <text:span text:style-name="T3">'YYYY-MM-DD'</text:span>), <text:span text:style-name="T3">'4567890123'</text:span>, <text:span text:style-name="T3">'Nebenstraße 2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 <text:span text:style-name="T1">VALUES</text:span></text:p>
      <text:p text:style-name="P1">(<text:span text:style-name="T3">'M00005'</text:span>, <text:span text:style-name="T3">'Daniel Weber'</text:span>, <text:span text:style-name="T3">'in Verwahrung'</text:span>, <text:span text:style-name="T4">0</text:span>.<text:span text:style-name="T4">00</text:span>, <text:span text:style-name="T5">TO_DATE</text:span>(<text:span text:style-name="T3">'2019-11-01'</text:span>, <text:span text:style-name="T3">'YYYY-MM-DD'</text:span>), <text:span text:style-name="T3">'5678901234'</text:span>, <text:span text:style-name="T3">'Versteckplatz 7'</text:span>);</text:p>
      <text:p text:style-name="P1"><text:span text:style-name="T1">INSERT</text:span> <text:span text:style-name="T1">INTO</text:span> <text:span text:style-name="T2">Kartell_Mitarbeiter</text:span> (<text:span text:style-name="T2">MitarbeiterNummer</text:span>, <text:span text:style-name="T1">Name</text:span>, <text:span text:style-name="T1">Status</text:span>, <text:span text:style-name="T2">Gehalt</text:span>, <text:span text:style-name="T2">Eintrittsdatum</text:span>, <text:span text:style-name="T2">Telefonnummer</text:span>, <text:span text:style-name="T2">Adresse</text:span>) <text:span text:style-name="T1">VALUES</text:span></text:p>
      <text:p text:style-name="P1">(<text:span text:style-name="T3">'M00006'</text:span>, <text:span text:style-name="T3">'Lisa Schubert'</text:span>, <text:span text:style-name="T3">'verfügbar'</text:span>, <text:span text:style-name="T4">4800</text:span>.<text:span text:style-name="T4">00</text:span>, <text:span text:style-name="T5">TO_DATE</text:span>(<text:span text:style-name="T3">'2021-05-10'</text:span>, <text:span text:style-name="T3">'YYYY-MM-DD'</text:span>), <text:span text:style-name="T3">'6789012345'</text:span>, <text:span text:style-name="T3">'Sonnengasse 12'</text:span>);</text:p>
      <text:p text:style-name="P1"><text:span text:style-name="T1">COMMIT</text:span>;</text:p>
      <text:p text:style-name="P4"><text:line-break/></text:p>
      <text:p text:style-name="P2">-- Chemiker Tabelle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 <text:span text:style-name="T1">VALUES</text:span></text:p>
      <text:p text:style-name="P1">(<text:span text:style-name="T3">'C00001'</text:span>, <text:span text:style-name="T3">'M00001'</text:span>, <text:span text:style-name="T3">'Diplom'</text:span>, <text:span text:style-name="T4">5</text:span>, <text:span text:style-name="T4">3</text:span>);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 <text:span text:style-name="T1">VALUES</text:span></text:p>
      <text:p text:style-name="P1">(<text:span text:style-name="T3">'C00002'</text:span>, <text:span text:style-name="T3">'M00002'</text:span>, <text:span text:style-name="T3">'Doktor'</text:span>, <text:span text:style-name="T4">10</text:span>, <text:span text:style-name="T4">2</text:span>);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 <text:span text:style-name="T1">VALUES</text:span></text:p>
      <text:p text:style-name="P1">(<text:span text:style-name="T3">'C00003'</text:span>, <text:span text:style-name="T3">'M00004'</text:span>, <text:span text:style-name="T3">'Professor'</text:span>, <text:span text:style-name="T4">3</text:span>, <text:span text:style-name="T4">1</text:span>);</text:p>
      <text:p text:style-name="P1"><text:span text:style-name="T1">INSERT</text:span> <text:span text:style-name="T1">INTO</text:span> <text:span text:style-name="T2">Chemiker</text:span> (<text:span text:style-name="T2">ChemikerNummer</text:span>, <text:span text:style-name="T2">MitarbeiterNummer</text:span>, <text:span text:style-name="T2">Bildungsgrad</text:span>, <text:span text:style-name="T2">Unfallrate</text:span>, <text:span text:style-name="T2">notwendigeAssistenten</text:span>) <text:span text:style-name="T1">VALUES</text:span></text:p>
      <text:p text:style-name="P1">(<text:span text:style-name="T3">'C00004'</text:span>, <text:span text:style-name="T3">'M00006'</text:span>, <text:span text:style-name="T3">'Andere'</text:span>, <text:span text:style-name="T4">7</text:span>, <text:span text:style-name="T4">4</text:span>);</text:p>
      <text:p text:style-name="P1"><text:span text:style-name="T1">Commit</text:span>;</text:p>
      <text:p text:style-name="P3"/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 <text:span text:style-name="T1">VALUES</text:span></text:p>
      <text:p text:style-name="P1">(<text:span text:style-name="T3">'S00001'</text:span>, <text:span text:style-name="T3">'M00003'</text:span>, <text:span text:style-name="T3">'Route A, Route B'</text:span>, <text:span text:style-name="T4">85</text:span>, <text:span text:style-name="T3">'verschwiegen'</text:span>);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pan text:style-name="T2">Risikobereitschaft</text:span>, <text:span text:style-name="T2">Verschwiegenheit</text:span>) <text:span text:style-name="T1">VALUES</text:span></text:p>
      <text:p text:style-name="P1">(<text:span text:style-name="T3">'S00002'</text:span>, <text:span text:style-name="T3">'M00005'</text:span>, <text:span text:style-name="T3">'Route C'</text:span>, <text:span text:style-name="T4">60</text:span>, <text:span text:style-name="T3">'Plaudertasche'</text:span>);</text:p>
      <text:p text:style-name="P1"><text:span text:style-name="T1">INSERT</text:span> <text:span text:style-name="T1">INTO</text:span> <text:span text:style-name="T2">Schmuggler</text:span> (<text:span text:style-name="T2">SchmugglerNummer</text:span>, <text:span text:style-name="T2">MitarbeiterNummer</text:span>, <text:span text:style-name="T2">Route</text:span>, <text:soft-page-break/><text:span text:style-name="T2">Risikobereitschaft</text:span>, <text:span text:style-name="T2">Verschwiegenheit</text:span>) <text:span text:style-name="T1">VALUES</text:span></text:p>
      <text:p text:style-name="P1">(<text:span text:style-name="T3">'S00003'</text:span>, <text:span text:style-name="T3">'M00006'</text:span>, <text:span text:style-name="T3">'Route D, Route E'</text:span>, <text:span text:style-name="T4">70</text:span>, <text:span text:style-name="T3">'bestechlich'</text:span>);</text:p>
      <text:p text:style-name="P1"><text:span text:style-name="T1">COMMIT</text:span>;</text:p>
      <text:p text:style-name="P5"/>
      <text:p text:style-name="P2">-- Vertriebler Tabelle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 <text:span text:style-name="T1">VALUES</text:span></text:p>
      <text:p text:style-name="P1">(<text:span text:style-name="T3">'V00001'</text:span>, <text:span text:style-name="T3">'M00002'</text:span>, <text:span text:style-name="T4">8</text:span>, <text:span text:style-name="T4">30000</text:span>, <text:span text:style-name="T4">2</text:span>);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 <text:span text:style-name="T1">VALUES</text:span></text:p>
      <text:p text:style-name="P1">(<text:span text:style-name="T3">'V00002'</text:span>, <text:span text:style-name="T3">'M00004'</text:span>, <text:span text:style-name="T4">7</text:span>, <text:span text:style-name="T4">25000</text:span>, <text:span text:style-name="T4">3</text:span>);</text:p>
      <text:p text:style-name="P1"><text:span text:style-name="T1">INSERT</text:span> <text:span text:style-name="T1">INTO</text:span> <text:span text:style-name="T2">Vertriebler</text:span> (<text:span text:style-name="T2">VertrieblerNummer</text:span>, <text:span text:style-name="T2">MitarbeiterNummer</text:span>, <text:span text:style-name="T2">Charismalevel</text:span>, <text:span text:style-name="T2">Quote</text:span>, <text:span text:style-name="T2">verpassteQuoten</text:span>) <text:span text:style-name="T1">VALUES</text:span></text:p>
      <text:p text:style-name="P1">(<text:span text:style-name="T3">'V00003'</text:span>, <text:span text:style-name="T3">'M00006'</text:span>, <text:span text:style-name="T4">6</text:span>, <text:span text:style-name="T4">20000</text:span>, <text:span text:style-name="T4">1</text:span>);</text:p>
      <text:p text:style-name="P1"><text:span text:style-name="T1">COMMIT</text:span>;</text:p>
      <text:p text:style-name="P5"/>
      <text:p text:style-name="P2">-- KartellKunde Tabelle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 <text:span text:style-name="T1">VALUES</text:span></text:p>
      <text:p text:style-name="P1">(<text:span text:style-name="T3">'Kunde001'</text:span>, <text:span text:style-name="T3">'111222333'</text:span>, <text:span text:style-name="T5">TO_DATE</text:span>(<text:span text:style-name="T3">'2020-01-10'</text:span>, <text:span text:style-name="T3">'YYYY-MM-DD'</text:span>), <text:span text:style-name="T3">'Produkt001:20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 <text:span text:style-name="T1">VALUES</text:span></text:p>
      <text:p text:style-name="P1">(<text:span text:style-name="T3">'Kunde002'</text:span>, <text:span text:style-name="T3">'444555666'</text:span>, <text:span text:style-name="T5">TO_DATE</text:span>(<text:span text:style-name="T3">'2021-06-15'</text:span>, <text:span text:style-name="T3">'YYYY-MM-DD'</text:span>), <text:span text:style-name="T3">'Produkt002:15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 <text:span text:style-name="T1">VALUES</text:span></text:p>
      <text:p text:style-name="P1">(<text:span text:style-name="T3">'Kunde003'</text:span>, <text:span text:style-name="T3">'777888999'</text:span>, <text:span text:style-name="T5">TO_DATE</text:span>(<text:span text:style-name="T3">'2022-08-20'</text:span>, <text:span text:style-name="T3">'YYYY-MM-DD'</text:span>), <text:span text:style-name="T3">'Produkt003:10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 <text:span text:style-name="T1">VALUES</text:span></text:p>
      <text:p text:style-name="P1">(<text:span text:style-name="T3">'Kunde004'</text:span>, <text:span text:style-name="T3">'123456789'</text:span>, <text:span text:style-name="T5">TO_DATE</text:span>(<text:span text:style-name="T3">'2023-03-10'</text:span>, <text:span text:style-name="T3">'YYYY-MM-DD'</text:span>), <text:span text:style-name="T3">'Produkt004:30'</text:span>);</text:p>
      <text:p text:style-name="P1"><text:span text:style-name="T1">COMMIT</text:span>;</text:p>
      <text:p text:style-name="P5"/>
      <text:p text:style-name="P2">-- Lagerart Tabelle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 <text:span text:style-name="T1">VALUES</text:span></text:p>
      <text:p text:style-name="P1">(<text:span text:style-name="T3">'Kunde001'</text:span>, <text:span text:style-name="T3">'111222333'</text:span>, <text:span text:style-name="T5">TO_DATE</text:span>(<text:span text:style-name="T3">'2020-01-10'</text:span>, <text:span text:style-name="T3">'YYYY-MM-DD'</text:span>), <text:span text:style-name="T3">'Produkt001:20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 <text:span text:style-name="T1">VALUES</text:span></text:p>
      <text:p text:style-name="P1">(<text:span text:style-name="T3">'Kunde002'</text:span>, <text:span text:style-name="T3">'444555666'</text:span>, <text:span text:style-name="T5">TO_DATE</text:span>(<text:span text:style-name="T3">'2021-06-15'</text:span>, <text:span text:style-name="T3">'YYYY-MM-DD'</text:span>), <text:span text:style-name="T3">'Produkt002:15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 <text:span text:style-name="T1">VALUES</text:span></text:p>
      <text:p text:style-name="P1">(<text:span text:style-name="T3">'Kunde003'</text:span>, <text:span text:style-name="T3">'777888999'</text:span>, <text:span text:style-name="T5">TO_DATE</text:span>(<text:span text:style-name="T3">'2022-08-20'</text:span>, <text:span text:style-name="T3">'YYYY-MM-DD'</text:span>), <text:span text:style-name="T3">'Produkt003:10'</text:span>);</text:p>
      <text:p text:style-name="P1"><text:span text:style-name="T1">INSERT</text:span> <text:span text:style-name="T1">INTO</text:span> <text:span text:style-name="T2">Kartell_Kunde</text:span> (<text:span text:style-name="T1">Alias</text:span>, <text:span text:style-name="T2">Telefonnummer</text:span>, <text:span text:style-name="T2">Erstkaufdatum</text:span>, <text:span text:style-name="T2">Einkaufsverlauf</text:span>) <text:span text:style-name="T1">VALUES</text:span></text:p>
      <text:p text:style-name="P1">(<text:span text:style-name="T3">'Kunde004'</text:span>, <text:span text:style-name="T3">'123456789'</text:span>, <text:span text:style-name="T5">TO_DATE</text:span>(<text:span text:style-name="T3">'2023-03-10'</text:span>, <text:span text:style-name="T3">'YYYY-MM-DD'</text:span>), <text:span text:style-name="T3">'Produkt004:30'</text:span>);</text:p>
      <text:p text:style-name="P1"><text:span text:style-name="T1">COMMIT</text:span>;</text:p>
      <text:p text:style-name="P3"/>
      <text:p text:style-name="P2">-- Lager_inventar Tabelle</text:p>
      <text:p text:style-name="P1"><text:span text:style-name="T1">INSERT</text:span> <text:span text:style-name="T1">INTO</text:span> <text:span text:style-name="T2">Lager_inventar</text:span> (<text:span text:style-name="T2">InventarID</text:span>, <text:span text:style-name="T2">LagerNummer</text:span>, <text:span text:style-name="T2">Gr</text:span>öße, <text:span text:style-name="T2">Einlagerungsdatum</text:span>) <text:soft-page-break/><text:span text:style-name="T1">VALUES</text:span></text:p>
      <text:p text:style-name="P1">(<text:span text:style-name="T4">1</text:span>, <text:span text:style-name="T3">'L00001'</text:span>, <text:span text:style-name="T4">500</text:span>, <text:span text:style-name="T5">TO_DATE</text:span>(<text:span text:style-name="T3">'2023-01-01'</text:span>, <text:span text:style-name="T3">'YYYY-MM-DD'</text:span>));</text:p>
      <text:p text:style-name="P1"><text:span text:style-name="T1">INSERT</text:span> <text:span text:style-name="T1">INTO</text:span> <text:span text:style-name="T2">Lager_inventar</text:span> (<text:span text:style-name="T2">InventarID</text:span>, <text:span text:style-name="T2">LagerNummer</text:span>, <text:span text:style-name="T2">Gr</text:span>öße, <text:span text:style-name="T2">Einlagerungsdatum</text:span>) <text:span text:style-name="T1">VALUES</text:span></text:p>
      <text:p text:style-name="P1">(<text:span text:style-name="T4">2</text:span>, <text:span text:style-name="T3">'L00002'</text:span>, <text:span text:style-name="T4">1200</text:span>, <text:span text:style-name="T5">TO_DATE</text:span>(<text:span text:style-name="T3">'2023-02-01'</text:span>, <text:span text:style-name="T3">'YYYY-MM-DD'</text:span>));</text:p>
      <text:p text:style-name="P1"><text:span text:style-name="T1">INSERT</text:span> <text:span text:style-name="T1">INTO</text:span> <text:span text:style-name="T2">Lager_inventar</text:span> (<text:span text:style-name="T2">InventarID</text:span>, <text:span text:style-name="T2">LagerNummer</text:span>, <text:span text:style-name="T2">Gr</text:span>öße, <text:span text:style-name="T2">Einlagerungsdatum</text:span>) <text:span text:style-name="T1">VALUES</text:span></text:p>
      <text:p text:style-name="P1">(<text:span text:style-name="T4">3</text:span>, <text:span text:style-name="T3">'L00003'</text:span>, <text:span text:style-name="T4">800</text:span>, <text:span text:style-name="T5">TO_DATE</text:span>(<text:span text:style-name="T3">'2023-03-15'</text:span>, <text:span text:style-name="T3">'YYYY-MM-DD'</text:span>));</text:p>
      <text:p text:style-name="P1"><text:span text:style-name="T1">INSERT</text:span> <text:span text:style-name="T1">INTO</text:span> <text:span text:style-name="T2">Lager_inventar</text:span> (<text:span text:style-name="T2">InventarID</text:span>, <text:span text:style-name="T2">LagerNummer</text:span>, <text:span text:style-name="T2">Gr</text:span>öße, <text:span text:style-name="T2">Einlagerungsdatum</text:span>) <text:span text:style-name="T1">VALUES</text:span></text:p>
      <text:p text:style-name="P1">(<text:span text:style-name="T4">4</text:span>, <text:span text:style-name="T3">'L00004'</text:span>, <text:span text:style-name="T4">1500</text:span>, <text:span text:style-name="T5">TO_DATE</text:span>(<text:span text:style-name="T3">'2023-04-10'</text:span>, <text:span text:style-name="T3">'YYYY-MM-DD'</text:span>));</text:p>
      <text:p text:style-name="P1"><text:span text:style-name="T1">COMMIT</text:span>;</text:p>
      <text:p text:style-name="P5"/>
      <text:p text:style-name="P2">-- Drogenart Tabelle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 <text:span text:style-name="T1">VALUES</text:span></text:p>
      <text:p text:style-name="P1">(<text:span text:style-name="T3">'Meth'</text:span>, <text:span text:style-name="T3">'Flüssigkeit'</text:span>, <text:span text:style-name="T3">'Zutat1,Zutat2'</text:span>, <text:span text:style-name="T4">120</text:span>, <text:span text:style-name="T4">95</text:span>, <text:span text:style-name="T4">9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 <text:span text:style-name="T1">VALUES</text:span></text:p>
      <text:p text:style-name="P1">(<text:span text:style-name="T3">'Kokain'</text:span>, <text:span text:style-name="T3">'Pulver'</text:span>, <text:span text:style-name="T3">'Zutat3,Zutat4'</text:span>, <text:span text:style-name="T4">90</text:span>, <text:span text:style-name="T4">80</text:span>, <text:span text:style-name="T4">8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 <text:span text:style-name="T1">VALUES</text:span></text:p>
      <text:p text:style-name="P1">(<text:span text:style-name="T3">'LSD'</text:span>, <text:span text:style-name="T3">'Aerosol'</text:span>, <text:span text:style-name="T3">'Zutat5,Zutat6'</text:span>, <text:span text:style-name="T4">60</text:span>, <text:span text:style-name="T4">70</text:span>, <text:span text:style-name="T4">7</text:span>);</text:p>
      <text:p text:style-name="P1"><text:span text:style-name="T1">INSERT</text:span> <text:span text:style-name="T1">INTO</text:span> <text:span text:style-name="T2">Drogenart</text:span> (<text:span text:style-name="T2">Bezeichnung</text:span>, <text:span text:style-name="T2">Aggregatsart</text:span>, <text:span text:style-name="T2">Zutaten</text:span>, <text:span text:style-name="T2">Kochzeit</text:span>, <text:span text:style-name="T2">Abhaengigkeitsfaktor</text:span>, <text:span text:style-name="T2">KochGefahrenlevel</text:span>) <text:span text:style-name="T1">VALUES</text:span></text:p>
      <text:p text:style-name="P1">(<text:span text:style-name="T3">'Heroin'</text:span>, <text:span text:style-name="T3">'Feststoff'</text:span>, <text:span text:style-name="T3">'Zutat7,Zutat8'</text:span>, <text:span text:style-name="T4">150</text:span>, <text:span text:style-name="T4">99</text:span>, <text:span text:style-name="T4">10</text:span>);</text:p>
      <text:p text:style-name="P1"><text:span text:style-name="T1">COMMIT</text:span>;</text:p>
      <text:p text:style-name="P5"/>
      <text:p text:style-name="P2">-- Produkt Tabelle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) <text:span text:style-name="T1">VALUES</text:span></text:p>
      <text:p text:style-name="P1">(<text:span text:style-name="T3">'Produkt001'</text:span>, <text:span text:style-name="T4">200</text:span>, <text:span text:style-name="T5">TO_DATE</text:span>(<text:span text:style-name="T3">'2022-12-10'</text:span>, <text:span text:style-name="T3">'YYYY-MM-DD'</text:span>), <text:span text:style-name="T4">20</text:span>, <text:span text:style-name="T4">90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) <text:span text:style-name="T1">VALUES</text:span></text:p>
      <text:p text:style-name="P1">(<text:span text:style-name="T3">'Produkt002'</text:span>, <text:span text:style-name="T4">250</text:span>, <text:span text:style-name="T5">TO_DATE</text:span>(<text:span text:style-name="T3">'2023-01-15'</text:span>, <text:span text:style-name="T3">'YYYY-MM-DD'</text:span>), <text:span text:style-name="T4">15</text:span>, <text:span text:style-name="T4">85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) <text:span text:style-name="T1">VALUES</text:span></text:p>
      <text:p text:style-name="P1">(<text:span text:style-name="T3">'Produkt003'</text:span>, <text:span text:style-name="T4">300</text:span>, <text:span text:style-name="T5">TO_DATE</text:span>(<text:span text:style-name="T3">'2023-02-20'</text:span>, <text:span text:style-name="T3">'YYYY-MM-DD'</text:span>), <text:span text:style-name="T4">10</text:span>, <text:span text:style-name="T4">80</text:span>);</text:p>
      <text:p text:style-name="P1"><text:span text:style-name="T1">INSERT</text:span> <text:span text:style-name="T1">INTO</text:span> <text:span text:style-name="T2">Produkt</text:span> (<text:span text:style-name="T2">ProduktNummer</text:span>, <text:span text:style-name="T2">Preis</text:span>, <text:span text:style-name="T2">Herstellungsdatum</text:span>, <text:span text:style-name="T2">Streckungsgrad</text:span>, <text:span text:style-name="T2">Gefahrenpotenzial</text:span>) <text:span text:style-name="T1">VALUES</text:span></text:p>
      <text:p text:style-name="P1">(<text:span text:style-name="T3">'Produkt004'</text:span>, <text:span text:style-name="T4">350</text:span>, <text:span text:style-name="T5">TO_DATE</text:span>(<text:span text:style-name="T3">'2023-03-25'</text:span>, <text:span text:style-name="T3">'YYYY-MM-DD'</text:span>), <text:span text:style-name="T4">5</text:span>, <text:span text:style-name="T4">95</text:span>);</text:p>
      <text:p text:style-name="P1"><text:span text:style-name="T1">COMMIT</text:span>;</text:p>
      <text:p text:style-name="P3"/>
      <text:p text:style-name="P2">-- Labor Tabelle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 <text:span text:style-name="T1">VALUES</text:span></text:p>
      <text:p text:style-name="P1">(<text:span text:style-name="T3">'LAB001'</text:span>, <text:span text:style-name="T3">'Berlin'</text:span>, <text:span text:style-name="T3">'Standard'</text:span>, <text:span text:style-name="T4">5</text:span>, <text:span text:style-name="T4">7</text:span>);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 <text:span text:style-name="T1">VALUES</text:span></text:p>
      <text:p text:style-name="P1"><text:soft-page-break/>(<text:span text:style-name="T3">'LAB002'</text:span>, <text:span text:style-name="T3">'München'</text:span>, <text:span text:style-name="T3">'Erweitert'</text:span>, <text:span text:style-name="T4">8</text:span>, <text:span text:style-name="T4">8</text:span>);</text:p>
      <text:p text:style-name="P1"><text:span text:style-name="T1">INSERT</text:span> <text:span text:style-name="T1">INTO</text:span> <text:span text:style-name="T2">Labor</text:span> (<text:span text:style-name="T2">LaborNummer</text:span>, <text:span text:style-name="T2">Standort</text:span>, <text:span text:style-name="T2">Ausstattung</text:span>, <text:span text:style-name="T2">Kochplaetze</text:span>, <text:span text:style-name="T2">Sicherheitslevel</text:span>) <text:span text:style-name="T1">VALUES</text:span></text:p>
      <text:p text:style-name="P1">(<text:span text:style-name="T3">'LAB003'</text:span>, <text:span text:style-name="T3">'Hamburg'</text:span>, <text:span text:style-name="T3">'Hochsicher'</text:span>, <text:span text:style-name="T4">10</text:span>, <text:span text:style-name="T4">9</text:span>);</text:p>
      <text:p text:style-name="P1"><text:span text:style-name="T1">COMMIT</text:span>;</text:p>
      <text:p text:style-name="P3"/>
      <text:p text:style-name="P2">-- Wird_Hergestellt Tabelle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 <text:span text:style-name="T1">VALUES</text:span></text:p>
      <text:p text:style-name="P1">(<text:span text:style-name="T3">'Meth'</text:span>, <text:span text:style-name="T3">'LAB001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 <text:span text:style-name="T1">VALUES</text:span></text:p>
      <text:p text:style-name="P1">(<text:span text:style-name="T3">'Kokain'</text:span>, <text:span text:style-name="T3">'LAB002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 <text:span text:style-name="T1">VALUES</text:span></text:p>
      <text:p text:style-name="P1">(<text:span text:style-name="T3">'LSD'</text:span>, <text:span text:style-name="T3">'LAB003'</text:span>);</text:p>
      <text:p text:style-name="P1"><text:span text:style-name="T1">INSERT</text:span> <text:span text:style-name="T1">INTO</text:span> <text:span text:style-name="T2">Wird_Hergestellt</text:span> (<text:span text:style-name="T2">Bezeichnung</text:span>, <text:span text:style-name="T2">LaborNummer</text:span>) <text:span text:style-name="T1">VALUES</text:span></text:p>
      <text:p text:style-name="P1">(<text:span text:style-name="T3">'Heroin'</text:span>, <text:span text:style-name="T3">'LAB002'</text:span>);</text:p>
      <text:p text:style-name="P1"><text:span text:style-name="T1">COMMIT</text:span>;</text:p>
      <text:p text:style-name="P3"/>
      <text:p text:style-name="P2">-- Kann_Herstellen Tabelle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 <text:span text:style-name="T1">VALUES</text:span></text:p>
      <text:p text:style-name="P1">(<text:span text:style-name="T3">'Meth'</text:span>, <text:span text:style-name="T3">'C00001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 <text:span text:style-name="T1">VALUES</text:span></text:p>
      <text:p text:style-name="P1">(<text:span text:style-name="T3">'Kokain'</text:span>, <text:span text:style-name="T3">'C00002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 <text:span text:style-name="T1">VALUES</text:span></text:p>
      <text:p text:style-name="P1">(<text:span text:style-name="T3">'LSD'</text:span>, <text:span text:style-name="T3">'C00003'</text:span>);</text:p>
      <text:p text:style-name="P1"><text:span text:style-name="T1">INSERT</text:span> <text:span text:style-name="T1">INTO</text:span> <text:span text:style-name="T2">Kann_Herstellen</text:span> (<text:span text:style-name="T2">Bezeichnung</text:span>, <text:span text:style-name="T2">ChemikerNummer</text:span>) <text:span text:style-name="T1">VALUES</text:span></text:p>
      <text:p text:style-name="P1">(<text:span text:style-name="T3">'Heroin'</text:span>, <text:span text:style-name="T3">'C00004'</text:span>);</text:p>
      <text:p text:style-name="P1"><text:span text:style-name="T1">COMMIT</text:span>;</text:p>
      <text:p text:style-name="P3"/>
      <text:p text:style-name="P2">-- Besitzt Tabelle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 <text:span text:style-name="T1">VALUES</text:span></text:p>
      <text:p text:style-name="P1">(<text:span text:style-name="T3">'Produkt001'</text:span>, <text:span text:style-name="T3">'L00001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 <text:span text:style-name="T1">VALUES</text:span></text:p>
      <text:p text:style-name="P1">(<text:span text:style-name="T3">'Produkt002'</text:span>, <text:span text:style-name="T3">'L00002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 <text:span text:style-name="T1">VALUES</text:span></text:p>
      <text:p text:style-name="P1">(<text:span text:style-name="T3">'Produkt003'</text:span>, <text:span text:style-name="T3">'L00003'</text:span>);</text:p>
      <text:p text:style-name="P1"><text:span text:style-name="T1">INSERT</text:span> <text:span text:style-name="T1">INTO</text:span> <text:span text:style-name="T2">Besitzt</text:span> (<text:span text:style-name="T2">ProduktNummer</text:span>, <text:span text:style-name="T2">LagerNummer</text:span>) <text:span text:style-name="T1">VALUES</text:span></text:p>
      <text:p text:style-name="P1">(<text:span text:style-name="T3">'Produkt004'</text:span>, <text:span text:style-name="T3">'L00004'</text:span>);</text:p>
      <text:p text:style-name="P1"><text:span text:style-name="T1">COMMIT</text:span>;</text:p>
      <text:p text:style-name="P3"/>
      <text:p text:style-name="P2">-- Transportiert Tabelle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 <text:span text:style-name="T1">VALUES</text:span></text:p>
      <text:p text:style-name="P1">(<text:span text:style-name="T3">'S00001'</text:span>, <text:span text:style-name="T3">'L00001'</text:span>);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 <text:span text:style-name="T1">VALUES</text:span></text:p>
      <text:p text:style-name="P1">(<text:span text:style-name="T3">'S00002'</text:span>, <text:span text:style-name="T3">'L00002'</text:span>);</text:p>
      <text:p text:style-name="P1"><text:span text:style-name="T1">INSERT</text:span> <text:span text:style-name="T1">INTO</text:span> <text:span text:style-name="T2">Transportiert</text:span> (<text:span text:style-name="T2">SchmugglerNummer</text:span>, <text:span text:style-name="T2">LagerNummer</text:span>) <text:span text:style-name="T1">VALUES</text:span></text:p>
      <text:p text:style-name="P1">(<text:span text:style-name="T3">'S00003'</text:span>, <text:span text:style-name="T3">'L00003'</text:span>);</text:p>
      <text:p text:style-name="P1"><text:span text:style-name="T1">COMMIT</text:span>;</text:p>
      <text:p text:style-name="P3"/>
      <text:p text:style-name="P2">-- Verkauft Tabelle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 <text:span text:style-name="T1">VALUES</text:span></text:p>
      <text:p text:style-name="P1">(<text:span text:style-name="T3">'V00001'</text:span>, <text:span text:style-name="T3">'L00001'</text:span>);</text:p>
      <text:p text:style-name="P1"><text:soft-page-break/><text:span text:style-name="T1">INSERT</text:span> <text:span text:style-name="T1">INTO</text:span> <text:span text:style-name="T2">Verkauft</text:span> (<text:span text:style-name="T2">VertrieblerNummer</text:span>, <text:span text:style-name="T2">LagerNummer</text:span>) <text:span text:style-name="T1">VALUES</text:span></text:p>
      <text:p text:style-name="P1">(<text:span text:style-name="T3">'V00002'</text:span>, <text:span text:style-name="T3">'L00002'</text:span>);</text:p>
      <text:p text:style-name="P1"><text:span text:style-name="T1">INSERT</text:span> <text:span text:style-name="T1">INTO</text:span> <text:span text:style-name="T2">Verkauft</text:span> (<text:span text:style-name="T2">VertrieblerNummer</text:span>, <text:span text:style-name="T2">LagerNummer</text:span>) <text:span text:style-name="T1">VALUES</text:span></text:p>
      <text:p text:style-name="P1">(<text:span text:style-name="T3">'V00003'</text:span>, <text:span text:style-name="T3">'L00003'</text:span>);</text:p>
      <text:p text:style-name="P1"><text:span text:style-name="T1">COMMIT</text:span>;</text:p>
      <text:p text:style-name="P3"/>
      <text:p text:style-name="P2">-- Wird_Verkauft Tabelle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 <text:span text:style-name="T1">VALUES</text:span></text:p>
      <text:p text:style-name="P1">(<text:span text:style-name="T3">'Kunde001'</text:span>, <text:span text:style-name="T3">'111222333'</text:span>, <text:span text:style-name="T3">'Produkt001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 <text:span text:style-name="T1">VALUES</text:span></text:p>
      <text:p text:style-name="P1">(<text:span text:style-name="T3">'Kunde002'</text:span>, <text:span text:style-name="T3">'444555666'</text:span>, <text:span text:style-name="T3">'Produkt002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 <text:span text:style-name="T1">VALUES</text:span></text:p>
      <text:p text:style-name="P1">(<text:span text:style-name="T3">'Kunde003'</text:span>, <text:span text:style-name="T3">'777888999'</text:span>, <text:span text:style-name="T3">'Produkt003'</text:span>);</text:p>
      <text:p text:style-name="P1"><text:span text:style-name="T1">INSERT</text:span> <text:span text:style-name="T1">INTO</text:span> <text:span text:style-name="T2">Wird_Verkauft</text:span> (<text:span text:style-name="T1">Alias</text:span>, <text:span text:style-name="T2">Telefonnummer</text:span>, <text:span text:style-name="T2">ProduktNummer</text:span>) <text:span text:style-name="T1">VALUES</text:span></text:p>
      <text:p text:style-name="P1">(<text:span text:style-name="T3">'Kunde004'</text:span>, <text:span text:style-name="T3">'123456789'</text:span>, <text:span text:style-name="T3">'Produkt004'</text:span>);</text:p>
      <text:p text:style-name="P1"><text:span text:style-name="T1">COMMIT</text:span>;</text:p>
      <text:p text:style-name="P3"/>
      <text:p text:style-name="P2">-- Kennt Tabelle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 <text:span text:style-name="T1">VALUES</text:span></text:p>
      <text:p text:style-name="P1">(<text:span text:style-name="T3">'V00001'</text:span>, <text:span text:style-name="T3">'Trockenlager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 <text:span text:style-name="T1">VALUES</text:span></text:p>
      <text:p text:style-name="P1">(<text:span text:style-name="T3">'V00002'</text:span>, <text:span text:style-name="T3">'Kühlhaus'</text:span>);</text:p>
      <text:p text:style-name="P1"><text:span text:style-name="T1">INSERT</text:span> <text:span text:style-name="T1">INTO</text:span> <text:span text:style-name="T2">Kennt</text:span> (<text:span text:style-name="T2">VertrieblerNummer</text:span>, <text:span text:style-name="T2">LagerTyp</text:span>) <text:span text:style-name="T1">VALUES</text:span></text:p>
      <text:p text:style-name="P1">(<text:span text:style-name="T3">'V00003'</text:span>, <text:span text:style-name="T3">'Hochsicherheit'</text:span>);</text:p>
      <text:p text:style-name="P1"><text:span text:style-name="T1">COMMIT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4</meta:editing-cycles>
    <meta:generator>OpenOffice/4.1.14$Win32 OpenOffice.org_project/4114m1$Build-9811</meta:generator>
    <dc:date>2025-01-11T15:59:23.32</dc:date>
    <dc:creator>Ben </dc:creator>
    <meta:document-statistic meta:table-count="0" meta:image-count="0" meta:object-count="0" meta:page-count="5" meta:paragraph-count="162" meta:word-count="870" meta:character-count="9244"/>
    <meta:user-defined meta:name="Info 1"/>
    <meta:user-defined meta:name="Info 2"/>
    <meta:user-defined meta:name="Info 3"/>
    <meta:user-defined meta:name="Info 4"/>
  </office:meta>
</office:document-meta>
</file>